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25641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260f76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08a721" style:font-weight-asian="normal" style:font-weight-complex="normal"/>
    </style:style>
    <style:style style:name="T3" style:family="text">
      <style:text-properties fo:language="en" fo:country="US" fo:font-weight="normal" officeooo:rsid="0009da89" style:font-weight-asian="normal" style:font-weight-complex="normal"/>
    </style:style>
    <style:style style:name="T4" style:family="text">
      <style:text-properties fo:language="en" fo:country="US" fo:font-weight="normal" officeooo:rsid="000b3aeb" style:font-weight-asian="normal" style:font-weight-complex="normal"/>
    </style:style>
    <style:style style:name="T5" style:family="text">
      <style:text-properties fo:language="en" fo:country="US" fo:font-weight="normal" officeooo:rsid="000b915e" style:font-weight-asian="normal" style:font-weight-complex="normal"/>
    </style:style>
    <style:style style:name="T6" style:family="text">
      <style:text-properties fo:language="en" fo:country="US" fo:font-weight="normal" officeooo:rsid="000c1eb8" style:font-weight-asian="normal" style:font-weight-complex="normal"/>
    </style:style>
    <style:style style:name="T7" style:family="text">
      <style:text-properties fo:language="en" fo:country="US" fo:font-weight="normal" officeooo:rsid="000c6162" style:font-weight-asian="normal" style:font-weight-complex="normal"/>
    </style:style>
    <style:style style:name="T8" style:family="text">
      <style:text-properties fo:language="en" fo:country="US" fo:font-weight="normal" officeooo:rsid="000c8611" style:font-weight-asian="normal" style:font-weight-complex="normal"/>
    </style:style>
    <style:style style:name="T9" style:family="text">
      <style:text-properties fo:language="en" fo:country="US" fo:font-weight="normal" officeooo:rsid="000d9e06" style:font-weight-asian="normal" style:font-weight-complex="normal"/>
    </style:style>
    <style:style style:name="T10" style:family="text">
      <style:text-properties fo:language="en" fo:country="US" fo:font-weight="normal" officeooo:rsid="000f32e3" style:font-weight-asian="normal" style:font-weight-complex="normal"/>
    </style:style>
    <style:style style:name="T11" style:family="text">
      <style:text-properties fo:language="en" fo:country="US" fo:font-weight="normal" officeooo:rsid="000fce72" style:font-weight-asian="normal" style:font-weight-complex="normal"/>
    </style:style>
    <style:style style:name="T12" style:family="text">
      <style:text-properties fo:language="en" fo:country="US" fo:font-weight="normal" officeooo:rsid="001036f7" style:font-weight-asian="normal" style:font-weight-complex="normal"/>
    </style:style>
    <style:style style:name="T13" style:family="text">
      <style:text-properties fo:language="en" fo:country="US" fo:font-weight="normal" officeooo:rsid="0011a0bb" style:font-weight-asian="normal" style:font-weight-complex="normal"/>
    </style:style>
    <style:style style:name="T14" style:family="text">
      <style:text-properties fo:language="en" fo:country="US" fo:font-weight="normal" officeooo:rsid="0013890a" style:font-weight-asian="normal" style:font-weight-complex="normal"/>
    </style:style>
    <style:style style:name="T15" style:family="text">
      <style:text-properties fo:language="en" fo:country="US" fo:font-weight="normal" officeooo:rsid="0019192b" style:font-weight-asian="normal" style:font-weight-complex="normal"/>
    </style:style>
    <style:style style:name="T16" style:family="text">
      <style:text-properties fo:language="en" fo:country="US" fo:font-weight="normal" officeooo:rsid="001a8c08" style:font-weight-asian="normal" style:font-weight-complex="normal"/>
    </style:style>
    <style:style style:name="T17" style:family="text">
      <style:text-properties fo:language="en" fo:country="US" fo:font-weight="normal" officeooo:rsid="001bcacf" style:font-weight-asian="normal" style:font-weight-complex="normal"/>
    </style:style>
    <style:style style:name="T18" style:family="text">
      <style:text-properties fo:language="en" fo:country="US" fo:font-weight="normal" officeooo:rsid="001d5562" style:font-weight-asian="normal" style:font-weight-complex="normal"/>
    </style:style>
    <style:style style:name="T19" style:family="text">
      <style:text-properties fo:language="en" fo:country="US" fo:font-weight="normal" officeooo:rsid="001e0b5e" style:font-weight-asian="normal" style:font-weight-complex="normal"/>
    </style:style>
    <style:style style:name="T20" style:family="text">
      <style:text-properties fo:language="en" fo:country="US" fo:font-weight="normal" officeooo:rsid="001ed482" style:font-weight-asian="normal" style:font-weight-complex="normal"/>
    </style:style>
    <style:style style:name="T21" style:family="text">
      <style:text-properties fo:language="en" fo:country="US" fo:font-weight="normal" officeooo:rsid="001f2c90" style:font-weight-asian="normal" style:font-weight-complex="normal"/>
    </style:style>
    <style:style style:name="T22" style:family="text">
      <style:text-properties fo:language="en" fo:country="US" fo:font-weight="normal" officeooo:rsid="0020893d" style:font-weight-asian="normal" style:font-weight-complex="normal"/>
    </style:style>
    <style:style style:name="T23" style:family="text">
      <style:text-properties fo:language="en" fo:country="US" fo:font-weight="normal" officeooo:rsid="00217390" style:font-weight-asian="normal" style:font-weight-complex="normal"/>
    </style:style>
    <style:style style:name="T24" style:family="text">
      <style:text-properties fo:language="en" fo:country="US" fo:font-weight="normal" officeooo:rsid="002177f1" style:font-weight-asian="normal" style:font-weight-complex="normal"/>
    </style:style>
    <style:style style:name="T25" style:family="text">
      <style:text-properties fo:language="en" fo:country="US" fo:font-weight="normal" officeooo:rsid="0022db7d" style:font-weight-asian="normal" style:font-weight-complex="normal"/>
    </style:style>
    <style:style style:name="T26" style:family="text">
      <style:text-properties fo:language="en" fo:country="US" fo:font-weight="normal" officeooo:rsid="0024d0d0" style:font-weight-asian="normal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08a721" style:font-weight-asian="normal" style:font-weight-complex="normal"/>
    </style:style>
    <style:style style:name="T29" style:family="text">
      <style:text-properties fo:font-weight="normal" officeooo:rsid="000fce72" style:font-weight-asian="normal" style:font-weight-complex="normal"/>
    </style:style>
    <style:style style:name="T30" style:family="text">
      <style:text-properties fo:language="uk" fo:country="UA" fo:font-weight="normal" officeooo:rsid="0008a721" style:font-weight-asian="normal" style:font-weight-complex="normal"/>
    </style:style>
    <style:style style:name="T31" style:family="text">
      <style:text-properties fo:language="uk" fo:country="UA" fo:font-weight="normal" officeooo:rsid="0009da89" style:font-weight-asian="normal" style:font-weight-complex="normal"/>
    </style:style>
    <style:style style:name="T32" style:family="text">
      <style:text-properties fo:language="uk" fo:country="UA" fo:font-weight="normal" officeooo:rsid="000b3d94" style:font-weight-asian="normal" style:font-weight-complex="normal"/>
    </style:style>
    <style:style style:name="T33" style:family="text">
      <style:text-properties fo:language="uk" fo:country="UA" fo:font-weight="normal" officeooo:rsid="000b915e" style:font-weight-asian="normal" style:font-weight-complex="normal"/>
    </style:style>
    <style:style style:name="T34" style:family="text">
      <style:text-properties fo:language="uk" fo:country="UA" fo:font-weight="normal" officeooo:rsid="000c1eb8" style:font-weight-asian="normal" style:font-weight-complex="normal"/>
    </style:style>
    <style:style style:name="T35" style:family="text">
      <style:text-properties fo:language="uk" fo:country="UA" fo:font-weight="normal" officeooo:rsid="000c6162" style:font-weight-asian="normal" style:font-weight-complex="normal"/>
    </style:style>
    <style:style style:name="T36" style:family="text">
      <style:text-properties fo:language="uk" fo:country="UA" fo:font-weight="normal" officeooo:rsid="000c8611" style:font-weight-asian="normal" style:font-weight-complex="normal"/>
    </style:style>
    <style:style style:name="T37" style:family="text">
      <style:text-properties fo:language="uk" fo:country="UA" fo:font-weight="normal" officeooo:rsid="000d9e06" style:font-weight-asian="normal" style:font-weight-complex="normal"/>
    </style:style>
    <style:style style:name="T38" style:family="text">
      <style:text-properties fo:language="uk" fo:country="UA" fo:font-weight="normal" officeooo:rsid="000dd1e0" style:font-weight-asian="normal" style:font-weight-complex="normal"/>
    </style:style>
    <style:style style:name="T39" style:family="text">
      <style:text-properties fo:language="uk" fo:country="UA" fo:font-weight="normal" officeooo:rsid="000f32e3" style:font-weight-asian="normal" style:font-weight-complex="normal"/>
    </style:style>
    <style:style style:name="T40" style:family="text">
      <style:text-properties fo:language="uk" fo:country="UA" fo:font-weight="normal" officeooo:rsid="000f4269" style:font-weight-asian="normal" style:font-weight-complex="normal"/>
    </style:style>
    <style:style style:name="T41" style:family="text">
      <style:text-properties fo:language="uk" fo:country="UA" fo:font-weight="normal" officeooo:rsid="000fce72" style:font-weight-asian="normal" style:font-weight-complex="normal"/>
    </style:style>
    <style:style style:name="T42" style:family="text">
      <style:text-properties fo:language="uk" fo:country="UA" fo:font-weight="normal" officeooo:rsid="001036f7" style:font-weight-asian="normal" style:font-weight-complex="normal"/>
    </style:style>
    <style:style style:name="T43" style:family="text">
      <style:text-properties fo:language="uk" fo:country="UA" fo:font-weight="normal" officeooo:rsid="0011a0bb" style:font-weight-asian="normal" style:font-weight-complex="normal"/>
    </style:style>
    <style:style style:name="T44" style:family="text">
      <style:text-properties fo:language="uk" fo:country="UA" fo:font-weight="normal" officeooo:rsid="0013890a" style:font-weight-asian="normal" style:font-weight-complex="normal"/>
    </style:style>
    <style:style style:name="T45" style:family="text">
      <style:text-properties fo:language="uk" fo:country="UA" fo:font-weight="normal" officeooo:rsid="0014de2e" style:font-weight-asian="normal" style:font-weight-complex="normal"/>
    </style:style>
    <style:style style:name="T46" style:family="text">
      <style:text-properties fo:language="uk" fo:country="UA" fo:font-weight="normal" officeooo:rsid="0017459d" style:font-weight-asian="normal" style:font-weight-complex="normal"/>
    </style:style>
    <style:style style:name="T47" style:family="text">
      <style:text-properties fo:language="uk" fo:country="UA" fo:font-weight="normal" officeooo:rsid="00174d2b" style:font-weight-asian="normal" style:font-weight-complex="normal"/>
    </style:style>
    <style:style style:name="T48" style:family="text">
      <style:text-properties fo:language="uk" fo:country="UA" fo:font-weight="normal" officeooo:rsid="001845bb" style:font-weight-asian="normal" style:font-weight-complex="normal"/>
    </style:style>
    <style:style style:name="T49" style:family="text">
      <style:text-properties fo:language="uk" fo:country="UA" fo:font-weight="normal" officeooo:rsid="0019192b" style:font-weight-asian="normal" style:font-weight-complex="normal"/>
    </style:style>
    <style:style style:name="T50" style:family="text">
      <style:text-properties fo:language="uk" fo:country="UA" fo:font-weight="normal" officeooo:rsid="00195967" style:font-weight-asian="normal" style:font-weight-complex="normal"/>
    </style:style>
    <style:style style:name="T51" style:family="text">
      <style:text-properties fo:language="uk" fo:country="UA" fo:font-weight="normal" officeooo:rsid="001a8c08" style:font-weight-asian="normal" style:font-weight-complex="normal"/>
    </style:style>
    <style:style style:name="T52" style:family="text">
      <style:text-properties fo:language="uk" fo:country="UA" fo:font-weight="normal" officeooo:rsid="001bcacf" style:font-weight-asian="normal" style:font-weight-complex="normal"/>
    </style:style>
    <style:style style:name="T53" style:family="text">
      <style:text-properties fo:language="uk" fo:country="UA" fo:font-weight="normal" officeooo:rsid="001d5562" style:font-weight-asian="normal" style:font-weight-complex="normal"/>
    </style:style>
    <style:style style:name="T54" style:family="text">
      <style:text-properties fo:language="uk" fo:country="UA" fo:font-weight="normal" officeooo:rsid="001e0b5e" style:font-weight-asian="normal" style:font-weight-complex="normal"/>
    </style:style>
    <style:style style:name="T55" style:family="text">
      <style:text-properties fo:language="uk" fo:country="UA" fo:font-weight="normal" officeooo:rsid="001ed482" style:font-weight-asian="normal" style:font-weight-complex="normal"/>
    </style:style>
    <style:style style:name="T56" style:family="text">
      <style:text-properties fo:language="uk" fo:country="UA" fo:font-weight="normal" officeooo:rsid="001f2c90" style:font-weight-asian="normal" style:font-weight-complex="normal"/>
    </style:style>
    <style:style style:name="T57" style:family="text">
      <style:text-properties fo:language="uk" fo:country="UA" fo:font-weight="normal" officeooo:rsid="00217390" style:font-weight-asian="normal" style:font-weight-complex="normal"/>
    </style:style>
    <style:style style:name="T58" style:family="text">
      <style:text-properties fo:language="uk" fo:country="UA" fo:font-weight="normal" officeooo:rsid="002177f1" style:font-weight-asian="normal" style:font-weight-complex="normal"/>
    </style:style>
    <style:style style:name="T59" style:family="text">
      <style:text-properties fo:language="uk" fo:country="UA" fo:font-weight="normal" officeooo:rsid="0022db7d" style:font-weight-asian="normal" style:font-weight-complex="normal"/>
    </style:style>
    <style:style style:name="T60" style:family="text">
      <style:text-properties fo:language="uk" fo:country="UA" fo:font-weight="normal" officeooo:rsid="0024d0d0" style:font-weight-asian="normal" style:font-weight-complex="normal"/>
    </style:style>
    <style:style style:name="T6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2"><text:tab/><text:span text:style-name="T27">Рушій надає можливість в дизайн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передає в </text:span><text:span text:style-name="T28">застосунок вказівник на свій клас через віртуальний інтерфейс </text:span><text:span text:style-name="T2">KE_INTERFACE. </text:span><text:span text:style-name="T30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2"><text:span text:style-name="T30"><text:tab/></text:span><text:span text:style-name="T47">Елементи Розповіді пов’язані через номери діалогів. Основою діалогу є текстова Сцена, до якої прив’язані Відповіді гравця, Скрипти та Умови. У кожної Відповіді, Скрипту та Умови є номер наступного діалогу, який активується після активації відповідного елементу. Таким чином відбувається розвиток </text:span><text:span text:style-name="T48">Розповіді</text:span><text:span text:style-name="T47">.</text:span></text:p>
      <text:p text:style-name="P8"><text:tab/></text:p>
      <text:p text:style-name="P2"><text:span text:style-name="T47"><text:tab/></text:span><text:span text:style-name="T49">Важливо: номер діалогу це не те саме, що </text:span><text:span text:style-name="T15">ID </text:span><text:span text:style-name="T49">елемента. </text:span><text:span text:style-name="T50">Ідентифікатор елемента є унікальним, а однаковий номер діалогу можуть мати декілька елементів.</text:span></text:p>
      <text:p text:style-name="P2"/>
      <text:p text:style-name="P7"><text:tab/><text:span text:style-name="T61">Перелік функцій рушія</text:span></text:p>
      <text:p text:style-name="P2"/>
      <text:p text:style-name="P2"><text:tab/><text:span text:style-name="T29">Для створення та керування розповідями:</text:span><text:span text:style-name="T30"/></text:p>
      <text:p text:style-name="P2"/>
      <text:p text:style-name="P3"><text:span text:style-name="T30"><text:tab/></text:span><text:span text:style-name="T23">int </text:span><text:span text:style-name="T2">CreateStory(const wchar_t *story_file) </text:span><text:span text:style-name="T7">–</text:span><text:span text:style-name="T2"> </text:span><text:span text:style-name="T30">створює нову розповідь і зберігає її у файл. </text:span><text:span text:style-name="T34">Ім’я файлу зберігається для подальшого збереження змін в Розповіді. </text:span><text:span text:style-name="T57">Повертає 0 у разі помилки.</text:span></text:p>
      <text:p text:style-name="P11"><text:span text:style-name="T30"><text:tab/></text:span><text:span text:style-name="T25">int </text:span><text:span text:style-name="T2">LoadStory(const wchar_t *story_file) </text:span><text:span text:style-name="T7">–</text:span><text:span text:style-name="T30"> завантажує розповідь з файлу. </text:span><text:span text:style-name="T57">Повертає 0 у разі помилки.</text:span></text:p>
      <text:p text:style-name="P11"><text:span text:style-name="T30"><text:tab/></text:span><text:span text:style-name="T59">i</text:span><text:span text:style-name="T25">nt </text:span><text:span text:style-name="T3">Save</text:span><text:span text:style-name="T2">Story() </text:span><text:span text:style-name="T7">–</text:span><text:span text:style-name="T30"> </text:span><text:span text:style-name="T31">зберігає </text:span><text:span text:style-name="T34">Р</text:span><text:span text:style-name="T31">озповідь </text:span><text:span text:style-name="T34">у поточний файл</text:span><text:span text:style-name="T30">. </text:span><text:span text:style-name="T57">Повертає 0 у разі помилки.</text:span></text:p>
      <text:p text:style-name="P3"><text:span text:style-name="T30"><text:tab/></text:span><text:span text:style-name="T25">void </text:span><text:span text:style-name="T6">CloseStory() </text:span><text:span text:style-name="T7">–</text:span><text:span text:style-name="T6"> </text:span><text:span text:style-name="T34">закриває Розповідь.</text:span></text:p>
      <text:p text:style-name="P3"><text:span text:style-name="T34"><text:tab/></text:span><text:span text:style-name="T25">void </text:span><text:span text:style-name="T8">ClearStory() </text:span><text:span text:style-name="T7">–</text:span><text:span text:style-name="T8"> </text:span><text:span text:style-name="T36">очищає Розповідь, видаляючи всі елементи.</text:span></text:p>
      <text:p text:style-name="P3"><text:span text:style-name="T30"><text:tab/></text:span><text:span text:style-name="T25">int </text:span><text:span text:style-name="T3">AddScene() </text:span><text:span text:style-name="T7">–</text:span><text:span text:style-name="T3"> </text:span><text:span text:style-name="T31">додає нову текстову Сцену, повертає ідентифікатор елемента, </text:span><text:span text:style-name="T57">або 0 у разі помилки.</text:span></text:p>
      <text:p text:style-name="P12"><text:span text:style-name="T31"><text:tab/></text:span><text:span text:style-name="T25">int </text:span><text:span text:style-name="T3">Add</text:span><text:span text:style-name="T4">Answer</text:span><text:span text:style-name="T3">() </text:span><text:span text:style-name="T7">–</text:span><text:span text:style-name="T3"> </text:span><text:span text:style-name="T31">додає нову </text:span><text:span text:style-name="T32">Відповідь</text:span><text:span text:style-name="T31">, повертає ідентифікатор елемента, </text:span><text:span text:style-name="T57">або 0 у разі помилки</text:span><text:span text:style-name="T31">.</text:span></text:p>
      <text:p text:style-name="P12"><text:span text:style-name="T31"><text:tab/></text:span><text:span text:style-name="T25">int </text:span><text:span text:style-name="T3">Add</text:span><text:span text:style-name="T4">AdvAnswer</text:span><text:span text:style-name="T3">() </text:span><text:span text:style-name="T7">–</text:span><text:span text:style-name="T3"> </text:span><text:span text:style-name="T31">додає нову </text:span><text:span text:style-name="T32">Розширену Відповідь</text:span><text:span text:style-name="T31">, повертає ідентифікатор елемента, </text:span><text:span text:style-name="T57">або 0 у разі помилки</text:span><text:span text:style-name="T31">.</text:span></text:p>
      <text:p text:style-name="P12"><text:span text:style-name="T31"><text:tab/></text:span><text:span text:style-name="T25">int </text:span><text:span text:style-name="T3">Add</text:span><text:span text:style-name="T4">Script</text:span><text:span text:style-name="T3">() </text:span><text:span text:style-name="T7">–</text:span><text:span text:style-name="T3"> </text:span><text:span text:style-name="T31">додає нов</text:span><text:span text:style-name="T32">ий Скрипт</text:span><text:span text:style-name="T31">, повертає ідентифікатор елемента, </text:span><text:span text:style-name="T57">або 0 у разі помилки</text:span><text:span text:style-name="T31">.</text:span></text:p>
      <text:p text:style-name="P12"><text:span text:style-name="T31"><text:tab/></text:span><text:span text:style-name="T25">int </text:span><text:span text:style-name="T3">Add</text:span><text:span text:style-name="T4">Condition</text:span><text:span text:style-name="T3">() </text:span><text:span text:style-name="T7">–</text:span><text:span text:style-name="T3"> </text:span><text:span text:style-name="T31">додає нову </text:span><text:span text:style-name="T32">Умову</text:span><text:span text:style-name="T31">, повертає ідентифікатор елемента, </text:span><text:span text:style-name="T57">або 0 у разі помилки</text:span><text:span text:style-name="T31">.</text:span></text:p>
      <text:p text:style-name="P12"><text:span text:style-name="T31"><text:tab/></text:span><text:span text:style-name="T25">int </text:span><text:span text:style-name="T22">Activate</text:span><text:span text:style-name="T10">Element(int id) – </text:span><text:span text:style-name="T39">встановлює активний елемент для роботи з його властивостями. Повертає 0 у разі відсутності елементу з відповідним </text:span><text:span text:style-name="T10">ID.</text:span></text:p>
      <text:p text:style-name="P12"><text:span text:style-name="T31"><text:tab/></text:span><text:span text:style-name="T25">int </text:span><text:span text:style-name="T5">RemoveElement(int id) – </text:span><text:span text:style-name="T33">видаляє елемент з </text:span><text:span text:style-name="T34">Р</text:span><text:span text:style-name="T33">озповіді. </text:span><text:span text:style-name="T39">Повертає 0 у разі відсутності елементу з відповідним </text:span><text:span text:style-name="T10">ID.</text:span></text:p>
      <text:p text:style-name="P12"><text:span text:style-name="T33"><text:tab/></text:span><text:span text:style-name="T25">int </text:span><text:span text:style-name="T11">G</text:span><text:span text:style-name="T7">etID</text:span><text:span text:style-name="T11">()</text:span><text:span text:style-name="T41"> – повертає </text:span><text:span text:style-name="T11">ID </text:span><text:span text:style-name="T41">елемента.</text:span></text:p>
      <text:p text:style-name="P12"><text:span text:style-name="T33"><text:tab/></text:span><text:span text:style-name="T25">int </text:span><text:span text:style-name="T7">SetID(int new_id) – </text:span><text:span text:style-name="T35">встановлює новий ідентифікатор для елемента</text:span><text:span text:style-name="T31">. </text:span><text:span text:style-name="T57">Повертає 0 у разі помилки.</text:span></text:p>
      <text:p text:style-name="P13"><text:span text:style-name="T35"><text:tab/></text:span><text:span text:style-name="T25">int </text:span><text:span text:style-name="T12">GetDialog() </text:span><text:span text:style-name="T7">–</text:span><text:span text:style-name="T12"> </text:span><text:span text:style-name="T42">повертає номер діалогу </text:span><text:span text:style-name="T47">до якого відноситься </text:span><text:span text:style-name="T42">елемент</text:span><text:span text:style-name="T31">, </text:span><text:span text:style-name="T57">або 0 у разі помилки</text:span><text:span text:style-name="T42">.</text:span></text:p>
      <text:p text:style-name="P14"><text:span text:style-name="T35"><text:tab/></text:span><text:span text:style-name="T25">int </text:span><text:span text:style-name="T7">Set</text:span><text:span text:style-name="T9">Dialog</text:span><text:span text:style-name="T7">(int new_id) – </text:span><text:span text:style-name="T37">встановлює новий </text:span><text:span text:style-name="T40">номер</text:span><text:span text:style-name="T37"> діалогу для елемента. </text:span><text:span text:style-name="T57">Повертає 0 у разі помилки.</text:span></text:p>
      <text:p text:style-name="P13"><text:span text:style-name="T37"><text:tab/></text:span><text:span text:style-name="T25">int </text:span><text:span text:style-name="T13">G</text:span><text:span text:style-name="T9">etLinkedID</text:span><text:span text:style-name="T7">() – </text:span><text:span text:style-name="T43">повертає </text:span><text:span text:style-name="T13">ID </text:span><text:span text:style-name="T43">елемента, що прив’язаний до активного </text:span><text:span text:style-name="T37">(наступн</text:span><text:span text:style-name="T44">ого</text:span><text:span text:style-name="T37"> елемент</text:span><text:span text:style-name="T44">а</text:span><text:span text:style-name="T37"> в ланцюжку)</text:span><text:span text:style-name="T43">. Якщо активний елемент це Сцена, то повертає 0, бо до Сцени може бути прив’язано декілька елементів.</text:span></text:p>
      <text:p text:style-name="P13"><text:soft-page-break/><text:span text:style-name="T37"><text:tab/></text:span><text:span text:style-name="T25">int </text:span><text:span text:style-name="T9">SetLinkedID</text:span><text:span text:style-name="T7">(int new</text:span><text:span text:style-name="T9">_</text:span><text:span text:style-name="T7">id) – </text:span><text:span text:style-name="T43">встановлює</text:span><text:span text:style-name="T37"> елемент, що прив’язаний до </text:span><text:span text:style-name="T43">активного елементу</text:span><text:span text:style-name="T37">. </text:span><text:span text:style-name="T57">Повертає 0 у разі помилки.</text:span></text:p>
      <text:p text:style-name="P13"><text:span text:style-name="T37"><text:tab/></text:span><text:span text:style-name="T25">int </text:span><text:span text:style-name="T14">G</text:span><text:span text:style-name="T9">etLinkedFromID</text:span><text:span text:style-name="T7">() – </text:span><text:span text:style-name="T44">повертає </text:span><text:span text:style-name="T14">ID </text:span><text:span text:style-name="T44">елемента до якого прив’язано активний елемент </text:span><text:span text:style-name="T37">(попереднього елемента в ланцюжку).</text:span></text:p>
      <text:p text:style-name="P13"><text:span text:style-name="T37"><text:tab/></text:span><text:span text:style-name="T25">int </text:span><text:span text:style-name="T9">SetLinkedFromID</text:span><text:span text:style-name="T7">(int new</text:span><text:span text:style-name="T9">_</text:span><text:span text:style-name="T7">id) – </text:span><text:span text:style-name="T46">встановлює</text:span><text:span text:style-name="T37"> елемент, до якого прив’язаний </text:span><text:span text:style-name="T45">активний </text:span><text:span text:style-name="T37">елемент. </text:span><text:span text:style-name="T57">Повертає 0 у разі помилки.</text:span></text:p>
      <text:p text:style-name="P13"><text:span text:style-name="T38"><text:tab/></text:span><text:span text:style-name="T25">int </text:span><text:span text:style-name="T11">G</text:span><text:span text:style-name="T7">et</text:span><text:span text:style-name="T16">Type</text:span><text:span text:style-name="T11">()</text:span><text:span text:style-name="T41"> – повертає </text:span><text:span text:style-name="T51">тип</text:span><text:span text:style-name="T11"> </text:span><text:span text:style-name="T41">елемента. </text:span><text:span text:style-name="T51">1 – Сцена, 2 – Відповідь, 3 – Розширена Відповідь, 4 – Скрипт, 5 – Умова, 0 – у разі помилки.</text:span></text:p>
      <text:p text:style-name="P13"><text:span text:style-name="T51"><text:tab/></text:span><text:span text:style-name="T17">const wchar_t *</text:span><text:span text:style-name="T11">G</text:span><text:span text:style-name="T7">et</text:span><text:span text:style-name="T17">Text</text:span><text:span text:style-name="T11">()</text:span><text:span text:style-name="T41"> – повертає </text:span><text:span text:style-name="T52">текст</text:span><text:span text:style-name="T11"> </text:span><text:span text:style-name="T41">елемента.</text:span></text:p>
      <text:p text:style-name="P4"><text:span text:style-name="T33"><text:tab/></text:span><text:span text:style-name="T26">void </text:span><text:span text:style-name="T7">Set</text:span><text:span text:style-name="T17">Text</text:span><text:span text:style-name="T7">(</text:span><text:span text:style-name="T17">const wchar_t *</text:span><text:span text:style-name="T7">new_</text:span><text:span text:style-name="T17">text</text:span><text:span text:style-name="T7">) – </text:span><text:span text:style-name="T35">встановлює новий </text:span><text:span text:style-name="T52">текст</text:span><text:span text:style-name="T35"> для елемента.</text:span></text:p>
      <text:p text:style-name="P13"><text:span text:style-name="T35"><text:tab/></text:span><text:span text:style-name="T25">int </text:span><text:span text:style-name="T18">IsEndDialog</text:span><text:span text:style-name="T11">()</text:span><text:span text:style-name="T41"> – </text:span><text:span text:style-name="T53">перевіряє чи елемент завершальним у ланцюжку Розповіді</text:span><text:span text:style-name="T41">. </text:span><text:span text:style-name="T57">1 – якщо елемент завершує ланцюжок, 0 – у протилежному випадку.</text:span></text:p>
      <text:p text:style-name="P5"><text:span text:style-name="T33"><text:tab/></text:span><text:span text:style-name="T26">void </text:span><text:span text:style-name="T7">Set</text:span><text:span text:style-name="T18">EndDialog</text:span><text:span text:style-name="T7">(</text:span><text:span text:style-name="T18">bool end_dialog</text:span><text:span text:style-name="T7">) – </text:span><text:span text:style-name="T18">п</text:span><text:span text:style-name="T53">означає елемент як завершальний у Розповіді</text:span><text:span text:style-name="T35">.</text:span></text:p>
      <text:p text:style-name="P13"><text:span text:style-name="T35"><text:tab/></text:span><text:span text:style-name="T19">const wchar_t *</text:span><text:span text:style-name="T11">G</text:span><text:span text:style-name="T7">et</text:span><text:span text:style-name="T19">QuestName</text:span><text:span text:style-name="T11">()</text:span><text:span text:style-name="T41"> – повертає </text:span><text:span text:style-name="T54">ім’я квеста, який використовується для роботи у Розширеній Відповіді</text:span><text:span text:style-name="T41">.</text:span></text:p>
      <text:p text:style-name="P15"><text:span text:style-name="T33"><text:tab/></text:span><text:span text:style-name="T25">int </text:span><text:span text:style-name="T7">Set</text:span><text:span text:style-name="T19">QuestName</text:span><text:span text:style-name="T7">(</text:span><text:span text:style-name="T19">const wchar_t *quest_name</text:span><text:span text:style-name="T7">) – </text:span><text:span text:style-name="T35">встановлює </text:span><text:span text:style-name="T54">ім’я квеста</text:span><text:span text:style-name="T35"> для елемента. </text:span><text:span text:style-name="T57">Повертає 0 у разі помилки.</text:span></text:p>
      <text:p text:style-name="P15"><text:span text:style-name="T35"><text:tab/></text:span><text:span text:style-name="T25">int </text:span><text:span text:style-name="T20">GetNeedQuestValue() – </text:span><text:span text:style-name="T55">повертає індекс стадії квесту, потрібний для активації елементу. </text:span><text:span text:style-name="T57">Повертає 0 у разі помилки.</text:span></text:p>
      <text:p text:style-name="P15"><text:span text:style-name="T55"><text:tab/></text:span><text:span text:style-name="T25">int </text:span><text:span text:style-name="T21">Set</text:span><text:span text:style-name="T20">NeedQuestValue(int quest_state) – </text:span><text:span text:style-name="T56">встановлює індекс стадії квесту. </text:span><text:span text:style-name="T57">Повертає 0 у разі помилки.</text:span></text:p>
      <text:p text:style-name="P15"><text:span text:style-name="T56"><text:tab/></text:span><text:span text:style-name="T25">int </text:span><text:span text:style-name="T20">Get</text:span><text:span text:style-name="T24">Result</text:span><text:span text:style-name="T20">QuestValue() – </text:span><text:span text:style-name="T55">повертає індекс стадії квесту, </text:span><text:span text:style-name="T58">який буде встановлено після</text:span><text:span text:style-name="T55"> активації елементу. </text:span><text:span text:style-name="T57">Повертає 0 у разі помилки.</text:span></text:p>
      <text:p text:style-name="P15"><text:span text:style-name="T55"><text:tab/></text:span><text:span text:style-name="T25">int </text:span><text:span text:style-name="T21">Set</text:span><text:span text:style-name="T24">Result</text:span><text:span text:style-name="T20">QuestValue(int quest_state) – </text:span><text:span text:style-name="T56">встановлює індекс стадії квесту. </text:span><text:span text:style-name="T57">Повертає 0 у разі помилки.</text:span></text:p>
      <text:p text:style-name="P6"><text:span text:style-name="T56"/></text:p>
      <text:p text:style-name="P6"><text:span text:style-name="T56"/></text:p>
      <text:p text:style-name="P6"><text:span text:style-name="T56"><text:tab/></text:span><text:span text:style-name="T57">Для навігації по Розповіді: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6T17:07:40.878000000</dc:date>
    <meta:editing-duration>PT9H22M40S</meta:editing-duration>
    <meta:editing-cycles>39</meta:editing-cycles>
    <meta:generator>EasyOffice/7.5.0.3.0$Windows_X86_64 LibreOffice_project/05980a1173aba1d90dea3e57af5a30614ff95426</meta:generator>
    <meta:document-statistic meta:table-count="0" meta:image-count="0" meta:object-count="0" meta:page-count="2" meta:paragraph-count="39" meta:word-count="563" meta:character-count="4261" meta:non-whitespace-character-count="3659"/>
  </office:meta>
</office:document-meta>
</file>